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1c03" officeooo:paragraph-rsid="00151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6T06:11:44.374017207</dc:date>
    <meta:editing-duration>PT1M38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5.1.6.2$Linux_X86_64 LibreOffice_project/10m0$Build-2</meta:generator>
  </office:meta>
</office:document-meta>
</file>